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42cf"/>
    </style:style>
    <style:style style:name="T1" style:family="text">
      <style:text-properties officeooo:rsid="00233335"/>
    </style:style>
    <style:style style:name="T2" style:family="text">
      <style:text-properties officeooo:rsid="0024353b"/>
    </style:style>
    <style:style style:name="T3" style:family="text">
      <style:text-properties officeooo:rsid="00255941"/>
    </style:style>
    <style:style style:name="T4" style:family="text">
      <style:text-properties officeooo:rsid="00274995"/>
    </style:style>
    <style:style style:name="T5" style:family="text">
      <style:text-properties officeooo:rsid="001f2eb4"/>
    </style:style>
    <style:style style:name="T6" style:family="text">
      <style:text-properties officeooo:rsid="0028f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- </text:span><text:span text:style-name="T4">Odkryłem coś takiego co się nazywa “</text:span>Bloom’s taxonomy “ <text:span text:style-name="T4">Muszę o tym trochę więcej poczytać.</text:span></text:p>
      <text:p text:style-name="P1">-<text:span text:style-name="T6">Książki są narzędziem ludzkości do przekazywania wiedzy, są enkoderem tego co wiemy I myślimy I pozwala to zapisywać I przekazywać do dalszych pokoleń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2T06:59:15.852256459</dc:date>
    <meta:editing-duration>PT3H23S</meta:editing-duration>
    <meta:editing-cycles>13</meta:editing-cycles>
    <meta:document-statistic meta:table-count="0" meta:image-count="0" meta:object-count="0" meta:page-count="1" meta:paragraph-count="2" meta:word-count="39" meta:character-count="243" meta:non-whitespace-character-count="206"/>
  </office:meta>
</office:document-meta>
</file>